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3.15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2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1cm" svg:stroke-color="#0000ff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5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8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7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5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34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4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03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97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27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36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1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3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0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1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17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4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0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46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9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66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1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1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1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2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0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7.3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style:font-name="DejaVuSerif" fo:font-size="28pt" fo:font-weight="normal" style:font-size-asian="28pt" style:font-weight-asian="normal" style:font-name-complex="DejaVuSerif" style:font-size-complex="28pt" style:font-weight-complex="normal" style:text-scale="95%"/>
    </style:style>
    <style:style style:name="T2" style:family="text">
      <style:text-properties fo:color="#000000" loext:opacity="100%" style:font-name="DejaVuSerif" fo:font-size="28pt" fo:font-weight="normal" style:font-size-asian="28pt" style:font-weight-asian="normal" style:font-name-complex="DejaVuSerif" style:font-size-complex="28pt" style:font-weight-complex="normal"/>
    </style:style>
    <style:style style:name="T3" style:family="text">
      <style:text-properties fo:color="#0000ff" loext:opacity="100%" style:font-name="LiberationSans" fo:font-size="11pt" fo:font-weight="normal" style:font-size-asian="11pt" style:font-weight-asian="normal" style:font-name-complex="LiberationSans" style:font-size-complex="11pt" style:font-weight-complex="normal"/>
    </style:style>
    <style:style style:name="T4" style:family="text">
      <style:text-properties fo:color="#000000" loext:opacity="100%" style:font-name="LiberationSans" fo:font-size="11pt" fo:font-weight="normal" style:font-size-asian="11pt" style:font-weight-asian="normal" style:font-name-complex="LiberationSans" style:font-size-complex="11pt" style:font-weight-complex="normal"/>
    </style:style>
    <style:style style:name="T5" style:family="text">
      <style:text-properties fo:color="#233e5f" loext:opacity="100%" style:font-name="DejaVuSerif" fo:font-size="12pt" fo:font-weight="normal" style:font-size-asian="12pt" style:font-weight-asian="normal" style:font-name-complex="DejaVuSerif" style:font-size-complex="12pt" style:font-weight-complex="normal"/>
    </style:style>
    <style:style style:name="T6" style:family="text">
      <style:text-properties fo:color="#000000" loext:opacity="100%" style:font-name="OpenSymbol1" fo:font-size="12pt" fo:font-weight="normal" style:font-size-asian="12pt" style:font-weight-asian="normal" style:font-name-complex="OpenSymbol1" style:font-size-complex="12pt" style:font-weight-complex="normal"/>
    </style:style>
    <style:style style:name="T7" style:family="text">
      <style:text-properties fo:color="#000000" loext:opacity="100%" style:font-name="OpenSymbol1" fo:font-size="11pt" fo:font-weight="normal" style:font-size-asian="11pt" style:font-weight-asian="normal" style:font-name-complex="OpenSymbol1" style:font-size-complex="11pt" style:font-weight-complex="normal"/>
    </style:style>
    <style:style style:name="T8" style:family="text">
      <style:text-properties fo:color="#000000" loext:opacity="100%" style:font-name="LiberationSans" fo:font-size="11pt" fo:language="en" fo:country="US" fo:font-weight="normal" style:font-size-asian="11pt" style:font-weight-asian="normal" style:font-name-complex="LiberationSans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56cm" svg:height="1.148cm" svg:x="8.103cm" svg:y="1.273cm">
          <draw:text-box>
            <text:p text:style-name="P1"><text:span text:style-name="T1">James </text:span></text:p>
          </draw:text-box>
        </draw:frame>
        <draw:frame draw:style-name="gr2" draw:text-style-name="P2" draw:layer="layout" svg:width="2.352cm" svg:height="1.148cm" svg:x="11.264cm" svg:y="1.273cm">
          <draw:text-box>
            <text:p text:style-name="P1"><text:span text:style-name="T2">Ross</text:span></text:p>
          </draw:text-box>
        </draw:frame>
        <draw:line draw:style-name="gr3" draw:text-style-name="P3" draw:layer="layout" svg:x1="8.509cm" svg:y1="2.821cm" svg:x2="12.904cm" svg:y2="2.821cm">
          <text:p/>
        </draw:line>
        <draw:line draw:style-name="gr3" draw:text-style-name="P3" draw:layer="layout" svg:x1="12.904cm" svg:y1="2.821cm" svg:x2="13.013cm" svg:y2="2.821cm">
          <text:p/>
        </draw:line>
        <draw:frame draw:style-name="gr4" draw:text-style-name="P4" draw:layer="layout" svg:width="4.705cm" svg:height="0.433cm" svg:x="8.509cm" svg:y="2.438cm">
          <draw:text-box>
            <text:p text:style-name="P1"><text:span text:style-name="T3">james</text:span><text:span text:style-name="T3">mross</text:span><text:span text:style-name="T3">4@g</text:span><text:span text:style-name="T3">mail.c</text:span><text:span text:style-name="T3">om <text:s/></text:span></text:p>
          </draw:text-box>
        </draw:frame>
        <draw:frame draw:style-name="gr5" draw:text-style-name="P4" draw:layer="layout" svg:width="2.555cm" svg:height="0.433cm" svg:x="9.458cm" svg:y="2.883cm">
          <draw:text-box>
            <text:p text:style-name="P1"><text:span text:style-name="T4">(253)310-6664</text:span></text:p>
          </draw:text-box>
        </draw:frame>
        <draw:frame draw:style-name="gr6" draw:text-style-name="P5" draw:layer="layout" svg:width="2.174cm" svg:height="0.497cm" svg:x="2.367cm" svg:y="3.836cm">
          <draw:text-box>
            <text:p text:style-name="P1"><text:span text:style-name="T5">E</text:span><text:span text:style-name="T5">d</text:span><text:span text:style-name="T5">u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7" draw:text-style-name="P4" draw:layer="layout" svg:width="16.825cm" svg:height="0.433cm" svg:x="2.367cm" svg:y="4.34cm">
          <draw:text-box>
            <text:p text:style-name="P1"><text:span text:style-name="T4">B.S. Computer Engineering: Embedded Systems, </text:span><text:span text:style-name="T4">Portland State University (expected graduation </text:span></text:p>
          </draw:text-box>
        </draw:frame>
        <draw:frame draw:style-name="gr8" draw:text-style-name="P4" draw:layer="layout" svg:width="1.865cm" svg:height="0.433cm" svg:x="2.367cm" svg:y="4.788cm">
          <draw:text-box>
            <text:p text:style-name="P1"><text:span text:style-name="T4">3/23/2023)</text:span></text:p>
          </draw:text-box>
        </draw:frame>
        <draw:frame draw:style-name="gr9" draw:text-style-name="P5" draw:layer="layout" svg:width="1.175cm" svg:height="0.497cm" svg:x="2.417cm" svg:y="7.55cm">
          <draw:text-box>
            <text:p text:style-name="P1"><text:span text:style-name="T5">S</text:span><text:span text:style-name="T5">k</text:span><text:span text:style-name="T5">i</text:span><text:span text:style-name="T5">l</text:span><text:span text:style-name="T5">l</text:span><text:span text:style-name="T5">s</text:span></text:p>
          </draw:text-box>
        </draw:frame>
        <draw:frame draw:style-name="gr10" draw:text-style-name="P4" draw:layer="layout" svg:width="16.622cm" svg:height="0.433cm" svg:x="2.453cm" svg:y="8.184cm">
          <draw:text-box>
            <text:p text:style-name="P1"><text:span text:style-name="T4">C, C++, Python, ARM assembly, Arduino, Code </text:span><text:span text:style-name="T4">Composer Studio for TI microprocessors/micro- </text:span></text:p>
          </draw:text-box>
        </draw:frame>
        <draw:frame draw:style-name="gr11" draw:text-style-name="P4" draw:layer="layout" svg:width="5.217cm" svg:height="0.433cm" svg:x="2.453cm" svg:y="8.628cm">
          <draw:text-box>
            <text:p text:style-name="P1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l</text:span><text:span text:style-name="T4">e</text:span><text:span text:style-name="T4">r</text:span><text:span text:style-name="T4">s</text:span><text:span text:style-name="T4">, </text:span><text:span text:style-name="T4">C</text:span><text:span text:style-name="T4">a</text:span><text:span text:style-name="T4">d</text:span><text:span text:style-name="T4">e</text:span><text:span text:style-name="T4">n</text:span><text:span text:style-name="T4">c</text:span><text:span text:style-name="T4">e</text:span><text:span text:style-name="T4"> </text:span><text:span text:style-name="T4">V</text:span><text:span text:style-name="T4">i</text:span><text:span text:style-name="T4">r</text:span><text:span text:style-name="T4">t</text:span><text:span text:style-name="T4">u</text:span><text:span text:style-name="T4">o</text:span><text:span text:style-name="T4">s</text:span><text:span text:style-name="T4">o</text:span><text:span text:style-name="T4">.</text:span></text:p>
          </draw:text-box>
        </draw:frame>
        <draw:frame draw:style-name="gr12" draw:text-style-name="P5" draw:layer="layout" svg:width="1.458cm" svg:height="0.497cm" svg:x="2.417cm" svg:y="9.585cm">
          <draw:text-box>
            <text:p text:style-name="P1"><text:span text:style-name="T5">Github</text:span></text:p>
          </draw:text-box>
        </draw:frame>
        <draw:frame draw:style-name="gr13" draw:text-style-name="P5" draw:layer="layout" svg:width="6.259cm" svg:height="0.497cm" svg:x="2.417cm" svg:y="10.228cm">
          <draw:text-box>
            <text:p text:style-name="P1"><text:span text:style-name="T5">https://github.com/sedihglow</text:span></text:p>
          </draw:text-box>
        </draw:frame>
        <draw:frame draw:style-name="gr14" draw:text-style-name="P5" draw:layer="layout" svg:width="1.746cm" svg:height="0.497cm" svg:x="2.385cm" svg:y="11.155cm">
          <draw:text-box>
            <text:p text:style-name="P1"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s</text:span></text:p>
          </draw:text-box>
        </draw:frame>
        <draw:frame draw:style-name="gr15" draw:text-style-name="P4" draw:layer="layout" svg:width="9.353cm" svg:height="0.433cm" svg:x="2.385cm" svg:y="11.656cm">
          <draw:text-box>
            <text:p text:style-name="P1"><text:span text:style-name="T4">L</text:span><text:span text:style-name="T4">i</text:span><text:span text:style-name="T4">n</text:span><text:span text:style-name="T4">u</text:span><text:span text:style-name="T4">x</text:span><text:span text:style-name="T4"> </text:span><text:span text:style-name="T4">K</text:span><text:span text:style-name="T4">e</text:span><text:span text:style-name="T4">r</text:span><text:span text:style-name="T4">n</text:span><text:span text:style-name="T4">e</text:span><text:span text:style-name="T4">l </text:span><text:span text:style-name="T4">D</text:span><text:span text:style-name="T4">r</text:span><text:span text:style-name="T4">i</text:span><text:span text:style-name="T4">v</text:span><text:span text:style-name="T4">e</text:span><text:span text:style-name="T4">r </text:span><text:span text:style-name="T4">f</text:span><text:span text:style-name="T4">o</text:span><text:span text:style-name="T4">r </text:span><text:span text:style-name="T4">P</text:span><text:span text:style-name="T4">C</text:span><text:span text:style-name="T4">I</text:span><text:span text:style-name="T4">e</text:span><text:span text:style-name="T4">, </text:span><text:span text:style-name="T4">P</text:span><text:span text:style-name="T4">o</text:span><text:span text:style-name="T4">r</text:span><text:span text:style-name="T4">t</text:span><text:span text:style-name="T4">l</text:span><text:span text:style-name="T4">a</text:span><text:span text:style-name="T4">n</text:span><text:span text:style-name="T4">d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 </text:span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y</text:span></text:p>
          </draw:text-box>
        </draw:frame>
        <draw:frame draw:style-name="gr16" draw:text-style-name="P5" draw:layer="layout" svg:width="0.422cm" svg:height="0.422cm" svg:x="3.017cm" svg:y="12.232cm">
          <draw:text-box>
            <text:p text:style-name="P1"><text:span text:style-name="T6">•</text:span></text:p>
          </draw:text-box>
        </draw:frame>
        <draw:frame draw:style-name="gr17" draw:text-style-name="P4" draw:layer="layout" svg:width="12.346cm" svg:height="0.433cm" svg:x="3.655cm" svg:y="12.174cm">
          <draw:text-box>
            <text:p text:style-name="P1"><text:span text:style-name="T4">Wrote a Kernel program in C that interfaced with I/O ports and memory.</text:span></text:p>
          </draw:text-box>
        </draw:frame>
        <draw:frame draw:style-name="gr16" draw:text-style-name="P5" draw:layer="layout" svg:width="0.422cm" svg:height="0.422cm" svg:x="3.017cm" svg:y="12.747cm">
          <draw:text-box>
            <text:p text:style-name="P1"><text:span text:style-name="T6">•</text:span></text:p>
          </draw:text-box>
        </draw:frame>
        <draw:frame draw:style-name="gr18" draw:text-style-name="P4" draw:layer="layout" svg:width="13.43cm" svg:height="0.433cm" svg:x="3.655cm" svg:y="12.689cm">
          <draw:text-box>
            <text:p text:style-name="P1"><text:span text:style-name="T4">Connected char dev drivers to underlying PCIe ethernet card where data was </text:span></text:p>
          </draw:text-box>
        </draw:frame>
        <draw:frame draw:style-name="gr19" draw:text-style-name="P4" draw:layer="layout" svg:width="14.031cm" svg:height="0.433cm" svg:x="3.655cm" svg:y="13.134cm">
          <draw:text-box>
            <text:p text:style-name="P1"><text:span text:style-name="T4">received and handled via DMA implementing timers, work queues and interrupts. </text:span></text:p>
          </draw:text-box>
        </draw:frame>
        <draw:frame draw:style-name="gr20" draw:text-style-name="P4" draw:layer="layout" svg:width="11.974cm" svg:height="0.433cm" svg:x="2.385cm" svg:y="13.571cm">
          <draw:text-box>
            <text:p text:style-name="P1"><text:span text:style-name="T4">Simulated an L1 instruction and data cache, Portland State University</text:span></text:p>
          </draw:text-box>
        </draw:frame>
        <draw:frame draw:style-name="gr16" draw:text-style-name="P5" draw:layer="layout" svg:width="0.422cm" svg:height="0.422cm" svg:x="3.017cm" svg:y="14.151cm">
          <draw:text-box>
            <text:p text:style-name="P1"><text:span text:style-name="T6">•</text:span></text:p>
          </draw:text-box>
        </draw:frame>
        <draw:frame draw:style-name="gr21" draw:text-style-name="P4" draw:layer="layout" svg:width="15.272cm" svg:height="0.433cm" svg:x="3.655cm" svg:y="14.093cm">
          <draw:text-box>
            <text:p text:style-name="P1"><text:span text:style-name="T4">Using C++, with a team developed an L1 n-way associative cache for a 32-bit processor.</text:span></text:p>
          </draw:text-box>
        </draw:frame>
        <draw:frame draw:style-name="gr16" draw:text-style-name="P5" draw:layer="layout" svg:width="0.422cm" svg:height="0.422cm" svg:x="3.017cm" svg:y="14.666cm">
          <draw:text-box>
            <text:p text:style-name="P1"><text:span text:style-name="T6">•</text:span></text:p>
          </draw:text-box>
        </draw:frame>
        <draw:frame draw:style-name="gr22" draw:text-style-name="P4" draw:layer="layout" svg:width="11.364cm" svg:height="0.433cm" svg:x="3.655cm" svg:y="14.608cm">
          <draw:text-box>
            <text:p text:style-name="P1"><text:span text:style-name="T4">L1 cache was backed by a shared L2 cache which was simulated.</text:span></text:p>
          </draw:text-box>
        </draw:frame>
        <draw:frame draw:style-name="gr16" draw:text-style-name="P5" draw:layer="layout" svg:width="0.422cm" svg:height="0.422cm" svg:x="3.017cm" svg:y="15.188cm">
          <draw:text-box>
            <text:p text:style-name="P1"><text:span text:style-name="T6">•</text:span></text:p>
          </draw:text-box>
        </draw:frame>
        <draw:frame draw:style-name="gr23" draw:text-style-name="P4" draw:layer="layout" svg:width="4.24cm" svg:height="0.433cm" svg:x="3.655cm" svg:y="15.13cm">
          <draw:text-box>
            <text:p text:style-name="P1"><text:span text:style-name="T4">LRU replacement policy.</text:span></text:p>
          </draw:text-box>
        </draw:frame>
        <draw:frame draw:style-name="gr16" draw:text-style-name="P5" draw:layer="layout" svg:width="0.422cm" svg:height="0.422cm" svg:x="2.967cm" svg:y="15.7cm">
          <draw:text-box>
            <text:p text:style-name="P1"><text:span text:style-name="T6">•</text:span></text:p>
          </draw:text-box>
        </draw:frame>
        <draw:frame draw:style-name="gr24" draw:text-style-name="P4" draw:layer="layout" svg:width="4.218cm" svg:height="0.433cm" svg:x="3.655cm" svg:y="15.642cm">
          <draw:text-box>
            <text:p text:style-name="P1"><text:span text:style-name="T4">Followed MESI protocol.</text:span></text:p>
          </draw:text-box>
        </draw:frame>
        <draw:frame draw:style-name="gr25" draw:text-style-name="P4" draw:layer="layout" svg:width="5.48cm" svg:height="0.433cm" svg:x="2.155cm" svg:y="16.228cm">
          <draw:text-box>
            <text:p text:style-name="P1"><text:span text:style-name="T4"><text:s text:c="2"/></text:span><text:span text:style-name="T4">Capstone Project, Novus Labs</text:span></text:p>
          </draw:text-box>
        </draw:frame>
        <draw:frame draw:style-name="gr26" draw:text-style-name="P4" draw:layer="layout" svg:width="0.387cm" svg:height="0.387cm" svg:x="2.999cm" svg:y="16.822cm">
          <draw:text-box>
            <text:p text:style-name="P1"><text:span text:style-name="T7">•</text:span></text:p>
          </draw:text-box>
        </draw:frame>
        <draw:frame draw:style-name="gr27" draw:text-style-name="P4" draw:layer="layout" svg:width="15.907cm" svg:height="0.433cm" svg:x="3.637cm" svg:y="16.74cm">
          <draw:text-box>
            <text:p text:style-name="P1"><text:span text:style-name="T4">Worked with three development boards, Wiced Wi-Fi board, AM335x starter kit, and particle </text:span></text:p>
          </draw:text-box>
        </draw:frame>
        <draw:frame draw:style-name="gr28" draw:text-style-name="P4" draw:layer="layout" svg:width="9.235cm" svg:height="0.433cm" svg:x="3.637cm" svg:y="17.188cm">
          <draw:text-box>
            <text:p text:style-name="P1"><text:span text:style-name="T4">boron LTE to create the concept of a gateway device.</text:span></text:p>
          </draw:text-box>
        </draw:frame>
        <draw:frame draw:style-name="gr26" draw:text-style-name="P4" draw:layer="layout" svg:width="0.387cm" svg:height="0.387cm" svg:x="2.999cm" svg:y="17.782cm">
          <draw:text-box>
            <text:p text:style-name="P1"><text:span text:style-name="T7">•</text:span></text:p>
          </draw:text-box>
        </draw:frame>
        <draw:frame draw:style-name="gr29" draw:text-style-name="P4" draw:layer="layout" svg:width="16.004cm" svg:height="0.433cm" svg:x="3.637cm" svg:y="17.699cm">
          <draw:text-box>
            <text:p text:style-name="P1"><text:span text:style-name="T4">Connected the boards using I2C to transfer data from the Wiced board, through the AM335x </text:span></text:p>
          </draw:text-box>
        </draw:frame>
        <draw:frame draw:style-name="gr30" draw:text-style-name="P4" draw:layer="layout" svg:width="7.914cm" svg:height="0.433cm" svg:x="3.637cm" svg:y="18.147cm">
          <draw:text-box>
            <text:p text:style-name="P1"><text:span text:style-name="T4">and to the Particle Boron to send to the cloud.</text:span></text:p>
          </draw:text-box>
        </draw:frame>
        <draw:frame draw:style-name="gr26" draw:text-style-name="P4" draw:layer="layout" svg:width="0.387cm" svg:height="0.387cm" svg:x="2.999cm" svg:y="18.741cm">
          <draw:text-box>
            <text:p text:style-name="P1"><text:span text:style-name="T7">•</text:span></text:p>
          </draw:text-box>
        </draw:frame>
        <draw:frame draw:style-name="gr31" draw:text-style-name="P4" draw:layer="layout" svg:width="14.179cm" svg:height="0.433cm" svg:x="3.637cm" svg:y="18.659cm">
          <draw:text-box>
            <text:p text:style-name="P1"><text:span text:style-name="T4">Worked on the AM335x which used mainline Linux and the Particle Boron code to </text:span></text:p>
          </draw:text-box>
        </draw:frame>
        <draw:frame draw:style-name="gr32" draw:text-style-name="P4" draw:layer="layout" svg:width="6.047cm" svg:height="0.433cm" svg:x="3.637cm" svg:y="19.107cm">
          <draw:text-box>
            <text:p text:style-name="P1"><text:span text:style-name="T4">successfully sent data to the cloud.</text:span></text:p>
          </draw:text-box>
        </draw:frame>
        <draw:frame draw:style-name="gr33" draw:text-style-name="P5" draw:layer="layout" svg:width="3.702cm" svg:height="0.497cm" svg:x="2.367cm" svg:y="20.053cm">
          <draw:text-box>
            <text:p text:style-name="P1"><text:span text:style-name="T5">Work Experience</text:span></text:p>
          </draw:text-box>
        </draw:frame>
        <draw:frame draw:style-name="gr34" draw:text-style-name="P4" draw:layer="layout" svg:width="10.467cm" svg:height="0.433cm" svg:x="2.367cm" svg:y="20.553cm">
          <draw:text-box>
            <text:p text:style-name="P1"><text:span text:style-name="T4">Biketrak start up - Computer Engineer - Aug 2017- Aug 2018</text:span></text:p>
          </draw:text-box>
        </draw:frame>
        <draw:frame draw:style-name="gr16" draw:text-style-name="P5" draw:layer="layout" svg:width="0.422cm" svg:height="0.422cm" svg:x="2.999cm" svg:y="21.133cm">
          <draw:text-box>
            <text:p text:style-name="P1"><text:span text:style-name="T6">•</text:span></text:p>
          </draw:text-box>
        </draw:frame>
        <draw:frame draw:style-name="gr35" draw:text-style-name="P4" draw:layer="layout" svg:width="7.94cm" svg:height="0.433cm" svg:x="3.637cm" svg:y="21.076cm">
          <draw:text-box>
            <text:p text:style-name="P1"><text:span text:style-name="T4">Maintained and debugged existing code base.</text:span></text:p>
          </draw:text-box>
        </draw:frame>
        <draw:frame draw:style-name="gr16" draw:text-style-name="P5" draw:layer="layout" svg:width="0.422cm" svg:height="0.422cm" svg:x="2.999cm" svg:y="21.652cm">
          <draw:text-box>
            <text:p text:style-name="P1"><text:span text:style-name="T6">•</text:span></text:p>
          </draw:text-box>
        </draw:frame>
        <draw:frame draw:style-name="gr36" draw:text-style-name="P4" draw:layer="layout" svg:width="15.098cm" svg:height="0.433cm" svg:x="3.637cm" svg:y="21.594cm">
          <draw:text-box>
            <text:p text:style-name="P1"><text:span text:style-name="T4">Developed new firmware for additional functionalities like bulk upload of information and</text:span></text:p>
          </draw:text-box>
        </draw:frame>
        <draw:frame draw:style-name="gr37" draw:text-style-name="P4" draw:layer="layout" svg:width="4.299cm" svg:height="0.433cm" svg:x="3.637cm" svg:y="22.049cm">
          <draw:text-box>
            <text:p text:style-name="P1"><text:span text:style-name="T4">drivers for flash memory.</text:span></text:p>
          </draw:text-box>
        </draw:frame>
        <draw:frame draw:style-name="gr16" draw:text-style-name="P5" draw:layer="layout" svg:width="0.422cm" svg:height="0.422cm" svg:x="2.999cm" svg:y="22.615cm">
          <draw:text-box>
            <text:p text:style-name="P1"><text:span text:style-name="T6">•</text:span></text:p>
          </draw:text-box>
        </draw:frame>
        <draw:frame draw:style-name="gr38" draw:text-style-name="P4" draw:layer="layout" svg:width="9.95cm" svg:height="0.433cm" svg:x="3.637cm" svg:y="22.557cm">
          <draw:text-box>
            <text:p text:style-name="P1"><text:span text:style-name="T4">Hardware debugging with oscilloscopes and multi-meters.</text:span></text:p>
          </draw:text-box>
        </draw:frame>
        <draw:frame draw:style-name="gr16" draw:text-style-name="P5" draw:layer="layout" svg:width="0.422cm" svg:height="0.422cm" svg:x="2.999cm" svg:y="23.137cm">
          <draw:text-box>
            <text:p text:style-name="P1"><text:span text:style-name="T6">•</text:span></text:p>
          </draw:text-box>
        </draw:frame>
        <draw:frame draw:style-name="gr39" draw:text-style-name="P4" draw:layer="layout" svg:width="3.85cm" svg:height="0.433cm" svg:x="3.637cm" svg:y="23.079cm">
          <draw:text-box>
            <text:p text:style-name="P1"><text:span text:style-name="T4">Soldering on the PCB.</text:span></text:p>
          </draw:text-box>
        </draw:frame>
        <draw:frame draw:style-name="gr40" draw:text-style-name="P4" draw:layer="layout" svg:width="9.662cm" svg:height="0.433cm" svg:x="2.367cm" svg:y="23.975cm">
          <draw:text-box>
            <text:p text:style-name="P1"><text:span text:style-name="T4">OCO Labs - Computer Engineer - Feb 2016 - April 2016</text:span></text:p>
          </draw:text-box>
        </draw:frame>
        <draw:frame draw:style-name="gr16" draw:text-style-name="P5" draw:layer="layout" svg:width="0.422cm" svg:height="0.422cm" svg:x="3.002cm" svg:y="24.545cm">
          <draw:text-box>
            <text:p text:style-name="P1"><text:span text:style-name="T6">•</text:span></text:p>
          </draw:text-box>
        </draw:frame>
        <draw:frame draw:style-name="gr41" draw:text-style-name="P4" draw:layer="layout" svg:width="15.013cm" svg:height="0.433cm" svg:x="3.637cm" svg:y="24.487cm">
          <draw:text-box>
            <text:p text:style-name="P1"><text:span text:style-name="T4">Used Arduino to program pressure control for an oil extraction machine using a stepper</text:span></text:p>
          </draw:text-box>
        </draw:frame>
        <draw:frame draw:style-name="gr42" draw:text-style-name="P4" draw:layer="layout" svg:width="1.111cm" svg:height="0.433cm" svg:x="3.637cm" svg:y="24.928cm">
          <draw:text-box>
            <text:p text:style-name="P1"><text:span text:style-name="T4">motor.</text:span></text:p>
          </draw:text-box>
        </draw:frame>
        <draw:frame draw:style-name="gr43" draw:text-style-name="P4" draw:layer="layout" svg:width="8.219cm" svg:height="0.433cm" svg:x="2.155cm" svg:y="25.954cm">
          <draw:text-box>
            <text:p text:style-name="P1"><text:span text:style-name="T4"><text:s text:c="3"/></text:span><text:span text:style-name="T4">Various restaurants, Line cook - 2008 – 2018 </text:span></text:p>
          </draw:text-box>
        </draw:frame>
        <draw:frame draw:style-name="gr26" draw:text-style-name="P4" draw:layer="layout" svg:width="0.387cm" svg:height="0.387cm" svg:x="3.108cm" svg:y="26.545cm">
          <draw:text-box>
            <text:p text:style-name="P1"><text:span text:style-name="T7">•</text:span></text:p>
          </draw:text-box>
        </draw:frame>
        <draw:frame draw:style-name="gr44" draw:text-style-name="P4" draw:layer="layout" svg:width="8.625cm" svg:height="0.433cm" svg:x="3.641cm" svg:y="26.462cm">
          <draw:text-box>
            <text:p text:style-name="P1"><text:span text:style-name="T4">Management experience for a small kitchen team.</text:span></text:p>
          </draw:text-box>
        </draw:frame>
        <draw:frame draw:style-name="gr45" draw:text-style-name="P6" draw:layer="layout" svg:width="2.03cm" svg:height="0.497cm" svg:x="2.417cm" svg:y="5.465cm">
          <draw:text-box>
            <text:p text:style-name="P1"><text:span text:style-name="T5">Objective</text:span></text:p>
          </draw:text-box>
        </draw:frame>
        <draw:frame draw:style-name="gr46" draw:text-style-name="P6" draw:layer="layout" svg:width="17.426cm" svg:height="1.297cm" svg:x="2.417cm" svg:y="5.962cm">
          <draw:text-box>
            <text:p text:style-name="P1"><text:span text:style-name="T4">Working in a Linux or an embedded Linux </text:span><text:span text:style-name="T8">environment.</text:span><text:span text:style-name="T4"> Testing and developing drivers and firmware </text:span><text:span text:style-name="T4"><text:line-break/></text:span><text:span text:style-name="T4">for the Linux kernel to run </text:span><text:span text:style-name="T8">hardware interfacing with the OS. Also have a <text:s/>interest in bare-metal</text:span><text:span text:style-name="T8"><text:line-break/></text:span><text:span text:style-name="T8">programming for embedded device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1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02T20:59:03.071871845</dc:date>
    <meta:editing-duration>PT11M5S</meta:editing-duration>
    <meta:editing-cycles>3</meta:editing-cycles>
    <meta:generator>LibreOffice/7.3.4.2$Linux_X86_64 LibreOffice_project/30$Build-2</meta:generator>
    <meta:document-statistic meta:object-count="60"/>
  </office:meta>
</office:document-meta>
</file>